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fo:min-height="0.882cm" fo:min-width="0.632cm"/>
    </style:style>
    <style:style style:name="gr3" style:family="graphic" style:parent-style-name="objectwithoutfill">
      <style:graphic-properties draw:marker-end="Triangle_20_unfilled" draw:marker-end-width="0.6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false" fo:min-height="0.55cm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 fo:min-height="0.882cm" fo:min-width="5.158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marker-end="Triangle_20_unfilled" draw:marker-end-width="0.6cm" draw:textarea-vertical-align="middle"/>
    </style:style>
    <style:style style:name="P1" style:family="paragraph">
      <style:text-properties fo:font-weight="bold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g xml:id="id2" draw:id="id2">
          <draw:line draw:style-name="gr1" draw:text-style-name="P1" draw:layer="layout" svg:x1="1.6cm" svg:y1="13.6cm" svg:x2="2.4cm" svg:y2="12cm">
            <text:p/>
          </draw:line>
          <draw:line draw:style-name="gr1" draw:text-style-name="P1" draw:layer="layout" svg:x1="3.2cm" svg:y1="13.6cm" svg:x2="2.4cm" svg:y2="12cm">
            <text:p/>
          </draw:line>
          <draw:line draw:style-name="gr1" draw:text-style-name="P1" draw:layer="layout" svg:x1="2.4cm" svg:y1="9.6cm" svg:x2="2.4cm" svg:y2="12cm">
            <text:p/>
          </draw:line>
          <draw:line draw:style-name="gr1" draw:text-style-name="P1" draw:layer="layout" svg:x1="1.6cm" svg:y1="10.8cm" svg:x2="3.2cm" svg:y2="10.8cm">
            <text:p/>
          </draw:line>
          <draw:custom-shape draw:style-name="gr2" draw:text-style-name="P2" draw:layer="layout" svg:width="1.6cm" svg:height="1.6cm" svg:x="1.6cm" svg:y="8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g xml:id="id3" draw:id="id3">
          <draw:line draw:style-name="gr1" draw:text-style-name="P1" draw:layer="layout" svg:x1="8cm" svg:y1="9.6cm" svg:x2="8.8cm" svg:y2="8cm">
            <text:p/>
          </draw:line>
          <draw:line draw:style-name="gr1" draw:text-style-name="P1" draw:layer="layout" svg:x1="9.6cm" svg:y1="9.6cm" svg:x2="8.8cm" svg:y2="8cm">
            <text:p/>
          </draw:line>
          <draw:line draw:style-name="gr1" draw:text-style-name="P1" draw:layer="layout" svg:x1="8.8cm" svg:y1="5.6cm" svg:x2="8.8cm" svg:y2="8cm">
            <text:p/>
          </draw:line>
          <draw:line draw:style-name="gr1" draw:text-style-name="P1" draw:layer="layout" svg:x1="8cm" svg:y1="6.8cm" svg:x2="9.6cm" svg:y2="6.8cm">
            <text:p/>
          </draw:line>
          <draw:custom-shape draw:style-name="gr2" draw:text-style-name="P2" draw:layer="layout" svg:width="1.6cm" svg:height="1.6cm" svg:x="8cm" svg:y="4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g xml:id="id1" draw:id="id1">
          <draw:line draw:style-name="gr1" draw:text-style-name="P1" draw:layer="layout" svg:x1="8cm" svg:y1="17.6cm" svg:x2="8.8cm" svg:y2="16cm">
            <text:p/>
          </draw:line>
          <draw:line draw:style-name="gr1" draw:text-style-name="P1" draw:layer="layout" svg:x1="9.6cm" svg:y1="17.6cm" svg:x2="8.8cm" svg:y2="16cm">
            <text:p/>
          </draw:line>
          <draw:line draw:style-name="gr1" draw:text-style-name="P1" draw:layer="layout" svg:x1="8.8cm" svg:y1="13.6cm" svg:x2="8.8cm" svg:y2="16cm">
            <text:p/>
          </draw:line>
          <draw:line draw:style-name="gr1" draw:text-style-name="P1" draw:layer="layout" svg:x1="8cm" svg:y1="14.8cm" svg:x2="9.6cm" svg:y2="14.8cm">
            <text:p/>
          </draw:line>
          <draw:custom-shape draw:style-name="gr2" draw:text-style-name="P2" draw:layer="layout" svg:width="1.6cm" svg:height="1.6cm" svg:x="8cm" svg:y="12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connector draw:style-name="gr3" draw:layer="layout" svg:x1="8cm" svg:y1="15.2cm" svg:x2="3.2cm" svg:y2="11.2cm" draw:start-shape="id1" draw:start-glue-point="3" draw:end-shape="id2" svg:d="M8000 15200h-2400v-4000h-2400" svg:viewBox="0 0 4801 4001">
          <text:p text:style-name="P3">« hérite »</text:p>
        </draw:connector>
        <draw:connector draw:style-name="gr3" draw:layer="layout" svg:x1="8cm" svg:y1="7.2cm" svg:x2="3.2cm" svg:y2="11.2cm" draw:start-shape="id3" draw:start-glue-point="3" draw:end-shape="id2" draw:end-glue-point="1" svg:d="M8000 7200h-2400v4000h-2400" svg:viewBox="0 0 4801 4001">
          <text:p text:style-name="P3">« hérite »</text:p>
        </draw:connector>
        <draw:frame draw:style-name="gr4" draw:text-style-name="P3" draw:layer="layout" svg:width="3.2cm" svg:height="0.8cm" svg:x="7.2cm" svg:y="9.6cm">
          <draw:text-box>
            <text:p text:style-name="P3">Offrant</text:p>
          </draw:text-box>
        </draw:frame>
        <draw:frame draw:style-name="gr4" draw:text-style-name="P3" draw:layer="layout" svg:width="4.8cm" svg:height="0.8cm" svg:x="0cm" svg:y="13.6cm">
          <draw:text-box>
            <text:p text:style-name="P3">Client générique</text:p>
          </draw:text-box>
        </draw:frame>
        <draw:frame draw:style-name="gr4" draw:text-style-name="P3" draw:layer="layout" svg:width="3.2cm" svg:height="0.8cm" svg:x="7.2cm" svg:y="17.6cm">
          <draw:text-box>
            <text:p text:style-name="P3">Client</text:p>
          </draw:text-box>
        </draw:frame>
        <draw:custom-shape draw:style-name="gr5" draw:text-style-name="P3" xml:id="id11" draw:id="id11" draw:layer="layout" svg:width="8cm" svg:height="1.6cm" svg:x="14.4cm" svg:y="0.8cm">
          <text:p text:style-name="P3">Définir une classe standa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4" draw:id="id4" draw:layer="layout" svg:width="8cm" svg:height="1.6cm" svg:x="14.4cm" svg:y="3.2cm">
          <text:p text:style-name="P3">Mettre un bien en ven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5" draw:id="id5" draw:layer="layout" svg:width="8cm" svg:height="1.6cm" svg:x="14.4cm" svg:y="5.6cm">
          <text:p text:style-name="P3">Mettre un bien en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9" draw:id="id9" draw:layer="layout" svg:width="8cm" svg:height="1.6cm" svg:x="14.4cm" svg:y="16.8cm">
          <text:p text:style-name="P3">Acheter un b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0" draw:id="id10" draw:layer="layout" svg:width="8cm" svg:height="1.6cm" svg:x="14.4cm" svg:y="19.2cm">
          <text:p text:style-name="P3">Louer un b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8" draw:id="id8" draw:layer="layout" svg:width="8cm" svg:height="1.6cm" svg:x="14.4cm" svg:y="14.4cm">
          <text:p text:style-name="P3">Visiter un b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" draw:id="id12">
          <draw:line draw:style-name="gr1" draw:text-style-name="P1" draw:layer="layout" svg:x1="27.2cm" svg:y1="13.6cm" svg:x2="28cm" svg:y2="12cm">
            <text:p/>
          </draw:line>
          <draw:line draw:style-name="gr1" draw:text-style-name="P1" draw:layer="layout" svg:x1="28.8cm" svg:y1="13.6cm" svg:x2="28cm" svg:y2="12cm">
            <text:p/>
          </draw:line>
          <draw:line draw:style-name="gr1" draw:text-style-name="P1" draw:layer="layout" svg:x1="28cm" svg:y1="9.6cm" svg:x2="28cm" svg:y2="12cm">
            <text:p/>
          </draw:line>
          <draw:line draw:style-name="gr1" draw:text-style-name="P1" draw:layer="layout" svg:x1="27.2cm" svg:y1="10.8cm" svg:x2="28.8cm" svg:y2="10.8cm">
            <text:p/>
          </draw:line>
          <draw:custom-shape draw:style-name="gr2" draw:text-style-name="P2" draw:layer="layout" svg:width="1.6cm" svg:height="1.6cm" svg:x="27.2cm" svg:y="8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frame draw:style-name="gr4" draw:text-style-name="P3" draw:layer="layout" svg:width="3.2cm" svg:height="0.8cm" svg:x="26.4cm" svg:y="13.6cm">
          <draw:text-box>
            <text:p text:style-name="P3">Employé</text:p>
          </draw:text-box>
        </draw:frame>
        <draw:custom-shape draw:style-name="gr5" draw:text-style-name="P3" xml:id="id6" draw:id="id6" draw:layer="layout" svg:width="8cm" svg:height="1.6cm" svg:x="14.4cm" svg:y="8cm">
          <text:p text:style-name="P3">Enregistrer un 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7" draw:id="id7" draw:layer="layout" svg:width="8cm" svg:height="1.6cm" svg:x="14.4cm" svg:y="12cm">
          <text:p text:style-name="P3">Chercher un b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3" draw:id="id13" draw:layer="layout" svg:width="8cm" svg:height="1.6cm" svg:x="14.4cm" svg:y="21.6cm">
          <text:p text:style-name="P3">Générer les statisti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layer="layout" draw:type="line" svg:x1="9.6cm" svg:y1="7.2cm" svg:x2="14.4cm" svg:y2="4cm" draw:start-shape="id3" draw:start-glue-point="1" draw:end-shape="id4" svg:d="M9600 7200l4800-3200" svg:viewBox="0 0 4801 3201">
          <text:p/>
        </draw:connector>
        <draw:connector draw:style-name="gr6" draw:layer="layout" draw:type="line" svg:x1="14.4cm" svg:y1="6.4cm" svg:x2="9.6cm" svg:y2="7.2cm" draw:start-shape="id5" draw:start-glue-point="6" draw:end-shape="id3" draw:end-glue-point="1" svg:d="M14400 6400l-4800 800" svg:viewBox="0 0 4801 801">
          <text:p/>
        </draw:connector>
        <draw:connector draw:style-name="gr6" draw:layer="layout" draw:type="line" svg:x1="14.4cm" svg:y1="8.8cm" svg:x2="9.6cm" svg:y2="15.2cm" draw:start-shape="id6" draw:start-glue-point="6" draw:end-shape="id1" draw:end-glue-point="1" svg:d="M14400 8800l-4800 6400" svg:viewBox="0 0 4801 6401">
          <text:p/>
        </draw:connector>
        <draw:connector draw:style-name="gr6" draw:layer="layout" draw:type="line" svg:x1="14.4cm" svg:y1="12.8cm" svg:x2="9.6cm" svg:y2="15.2cm" draw:start-shape="id7" draw:start-glue-point="6" draw:end-shape="id1" draw:end-glue-point="1" svg:d="M14400 12800l-4800 2400" svg:viewBox="0 0 4801 2401">
          <text:p/>
        </draw:connector>
        <draw:connector draw:style-name="gr6" draw:layer="layout" draw:type="line" svg:x1="14.4cm" svg:y1="15.2cm" svg:x2="9.6cm" svg:y2="15.2cm" draw:start-shape="id8" draw:start-glue-point="6" draw:end-shape="id1" draw:end-glue-point="1" svg:d="M14400 15200h-4800" svg:viewBox="0 0 4801 1">
          <text:p/>
        </draw:connector>
        <draw:connector draw:style-name="gr6" draw:layer="layout" draw:type="line" svg:x1="14.4cm" svg:y1="17.6cm" svg:x2="9.6cm" svg:y2="15.2cm" draw:start-shape="id9" draw:start-glue-point="6" draw:end-shape="id1" draw:end-glue-point="1" svg:d="M14400 17600l-4800-2400" svg:viewBox="0 0 4801 2401">
          <text:p/>
        </draw:connector>
        <draw:connector draw:style-name="gr6" draw:layer="layout" draw:type="line" svg:x1="14.4cm" svg:y1="20cm" svg:x2="9.6cm" svg:y2="15.2cm" draw:start-shape="id10" draw:start-glue-point="6" draw:end-shape="id1" draw:end-glue-point="1" svg:d="M14400 20000l-4800-4800" svg:viewBox="0 0 4801 4801">
          <text:p/>
        </draw:connector>
        <draw:connector draw:style-name="gr6" draw:layer="layout" draw:type="line" svg:x1="22.4cm" svg:y1="1.6cm" svg:x2="27.2cm" svg:y2="11.2cm" draw:start-shape="id11" draw:start-glue-point="10" draw:end-shape="id12" draw:end-glue-point="3" svg:d="M22400 1600l4800 9600" svg:viewBox="0 0 4801 9601">
          <text:p/>
        </draw:connector>
        <draw:connector draw:style-name="gr6" draw:layer="layout" draw:type="line" svg:x1="22.4cm" svg:y1="4cm" svg:x2="27.2cm" svg:y2="11.2cm" draw:start-shape="id4" draw:start-glue-point="10" draw:end-shape="id12" draw:end-glue-point="3" svg:d="M22400 4000l4800 7200" svg:viewBox="0 0 4801 7201">
          <text:p/>
        </draw:connector>
        <draw:connector draw:style-name="gr6" draw:layer="layout" draw:type="line" svg:x1="22.4cm" svg:y1="6.4cm" svg:x2="27.2cm" svg:y2="11.2cm" draw:start-shape="id5" draw:start-glue-point="10" draw:end-shape="id12" draw:end-glue-point="3" svg:d="M22400 6400l4800 4800" svg:viewBox="0 0 4801 4801">
          <text:p/>
        </draw:connector>
        <draw:connector draw:style-name="gr6" draw:layer="layout" draw:type="line" svg:x1="22.4cm" svg:y1="8.8cm" svg:x2="27.2cm" svg:y2="11.2cm" draw:start-shape="id6" draw:start-glue-point="10" draw:end-shape="id12" draw:end-glue-point="3" svg:d="M22400 8800l4800 2400" svg:viewBox="0 0 4801 2401">
          <text:p/>
        </draw:connector>
        <draw:connector draw:style-name="gr6" draw:layer="layout" draw:type="line" svg:x1="22.4cm" svg:y1="12.8cm" svg:x2="27.2cm" svg:y2="11.2cm" draw:start-shape="id7" draw:start-glue-point="10" draw:end-shape="id12" draw:end-glue-point="3" svg:d="M22400 12800l4800-1600" svg:viewBox="0 0 4801 1601">
          <text:p/>
        </draw:connector>
        <draw:connector draw:style-name="gr6" draw:layer="layout" draw:type="line" svg:x1="22.4cm" svg:y1="15.2cm" svg:x2="27.2cm" svg:y2="11.2cm" draw:start-shape="id8" draw:start-glue-point="10" draw:end-shape="id12" draw:end-glue-point="3" svg:d="M22400 15200l4800-4000" svg:viewBox="0 0 4801 4001">
          <text:p/>
        </draw:connector>
        <draw:connector draw:style-name="gr6" draw:layer="layout" draw:type="line" svg:x1="22.4cm" svg:y1="17.6cm" svg:x2="27.2cm" svg:y2="11.2cm" draw:start-shape="id9" draw:start-glue-point="10" draw:end-shape="id12" draw:end-glue-point="3" svg:d="M22400 17600l4800-6400" svg:viewBox="0 0 4801 6401">
          <text:p/>
        </draw:connector>
        <draw:connector draw:style-name="gr6" draw:layer="layout" draw:type="line" svg:x1="22.4cm" svg:y1="20cm" svg:x2="27.2cm" svg:y2="11.2cm" draw:start-shape="id10" draw:start-glue-point="10" draw:end-shape="id12" draw:end-glue-point="3" svg:d="M22400 20000l4800-8800" svg:viewBox="0 0 4801 8801">
          <text:p/>
        </draw:connector>
        <draw:connector draw:style-name="gr6" draw:layer="layout" draw:type="line" svg:x1="9.6cm" svg:y1="7.2cm" svg:x2="14.4cm" svg:y2="17.6cm" draw:start-shape="id3" draw:start-glue-point="1" draw:end-shape="id9" draw:end-glue-point="6" svg:d="M9600 7200l4800 10400" svg:viewBox="0 0 4801 10401">
          <text:p/>
        </draw:connector>
        <draw:connector draw:style-name="gr6" draw:layer="layout" draw:type="line" svg:x1="9.6cm" svg:y1="7.2cm" svg:x2="14.4cm" svg:y2="20cm" draw:start-shape="id3" draw:start-glue-point="1" draw:end-shape="id10" svg:d="M9600 7200l4800 12800" svg:viewBox="0 0 4801 12801">
          <text:p/>
        </draw:connector>
        <draw:connector draw:style-name="gr7" draw:layer="layout" svg:x1="18.4cm" svg:y1="9.6cm" svg:x2="18.4cm" svg:y2="12cm" draw:start-shape="id6" draw:start-glue-point="8" draw:end-shape="id7" draw:end-glue-point="4" svg:d="M18400 9600v2400" svg:viewBox="0 0 1 2401">
          <text:p>« utilise »</text:p>
        </draw:connector>
        <draw:connector draw:style-name="gr6" draw:layer="layout" draw:type="line" svg:x1="27.2cm" svg:y1="11.2cm" svg:x2="22.4cm" svg:y2="22.4cm" draw:start-shape="id12" draw:start-glue-point="3" draw:end-shape="id13" draw:end-glue-point="10" svg:d="M27200 11200l-4800 11200" svg:viewBox="0 0 4801 11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4cm" fo:page-height="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19:11:58.181000000</meta:creation-date>
    <dc:title>Diagramme</dc:title>
    <meta:editing-duration>PT31M38S</meta:editing-duration>
    <meta:editing-cycles>9</meta:editing-cycles>
    <meta:generator>LibreOffice/4.3.4.1$Windows_x86 LibreOffice_project/bc356b2f991740509f321d70e4512a6a54c5f243</meta:generator>
    <dc:date>2014-12-09T19:39:04.274000000</dc:date>
    <meta:document-statistic meta:object-count="58"/>
    <meta:template xlink:type="simple" xlink:actuate="onRequest" xlink:title="Diagramme" xlink:href="../../../../../../AppData/Roaming/LibreOffice/4/user/template/Diagramme.otg" meta:date="2014-12-05T19:11:58.001000000"/>
  </office:meta>
</office:document-meta>
</file>